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<text:s/>File Name</text:p>
          </table:table-cell>
          <table:table-cell table:style-name="ce7" office:value-type="string" calcext:value-type="string">
            <text:p>No. of Data points </text:p>
          </table:table-cell>
          <table:table-cell table:style-name="ce7" office:value-type="string" calcext:value-type="string">
            <text:p>Source &gt; Background</text:p>
          </table:table-cell>
          <table:table-cell table:style-name="ce7" office:value-type="string" calcext:value-type="string">
            <text:p>Resolution(s)</text:p>
          </table:table-cell>
          <table:table-cell table:style-name="ce7" office:value-type="string" calcext:value-type="string">
            <text:p>XS variance + or - ?</text:p>
          </table:table-cell>
          <table:table-cell table:style-name="ce7" office:value-type="string" calcext:value-type="string">
            <text:p>Count rate Distribution 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cisf00441_000N022_r0044b_lc3.fits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0582_000N022_r0044b_lc3.fits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1672_000N022_r0044b_lc3.fits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N</text:p>
          </table:table-cell>
          <table:table-cell office:value-type="float" office:value="69.55" calcext:value-type="float">
            <text:p>69.55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239_000N022_r0044b_lc3.fits</text:p>
          </table:table-cell>
          <table:table-cell office:value-type="float" office:value="7953" calcext:value-type="float">
            <text:p>795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312_000N022_r0044b_lc3.fits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N</text:p>
          </table:table-cell>
          <table:table-cell office:value-type="float" office:value="83.06" calcext:value-type="float">
            <text:p>83.06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313_000N022_r0044b_lc3.fits</text:p>
          </table:table-cell>
          <table:table-cell office:value-type="float" office:value="7926" calcext:value-type="float">
            <text:p>792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5_000N022_r0044b_lc3.fits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6_000N022_r0044b_lc3.fits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9_000N022_r0044b_lc3.fits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19_002N021_r0172b_lc3.fits</text:p>
          </table:table-cell>
          <table:table-cell office:value-type="float" office:value="9915" calcext:value-type="float">
            <text:p>991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20_002N021_r0172b_lc3.fits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1_000N022_r0044b_lc3.fits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2_001N022_r0044b_lc3.fits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3_000N022_r0044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4_001N022_r0044b_lc3.fit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N</text:p>
          </table:table-cell>
          <table:table-cell office:value-type="float" office:value="173.05" calcext:value-type="float">
            <text:p>173.05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5_000N022_r0044b_lc3.fits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N</text:p>
          </table:table-cell>
          <table:table-cell office:value-type="float" office:value="78.45" calcext:value-type="float">
            <text:p>78.45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7_000N022_r0044b_lc3.fits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75_000N022_r0044b_lc3.fits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78_000N022_r0044b_lc3.fits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93_000N022_r0044b_lc3.fits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96_001N022_r0044b_lc3.fit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</text:p>
          </table:table-cell>
          <table:table-cell office:value-type="float" office:value="349.9" calcext:value-type="float">
            <text:p>349.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18_000N022_r0044b_lc3.fit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3_000N022_r0044b_lc3.fits</text:p>
          </table:table-cell>
          <table:table-cell office:value-type="float" office:value="7878" calcext:value-type="float">
            <text:p>787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4_001N022_r0044b_lc3.fits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5_000N022_r0044b_lc3.fits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6_000N022_r0044b_lc3.fits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7_001N022_r0044b_lc3.fit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N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8_000N022_r0044b_lc3.fits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9_000N022_r0044b_lc3.fits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0_001N022_r0044b_lc3.fits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1_000N022_r0044b_lc3.fits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2_000N022_r0044b_lc3.fits</text:p>
          </table:table-cell>
          <table:table-cell office:value-type="float" office:value="6711" calcext:value-type="float">
            <text:p>671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3_000N022_r0044b_lc3.fits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5_000N022_r0044b_lc3.fits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3_000N022_r0044b_lc3.fits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No Background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8_001N022_r0044b_lc3.fits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No Background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9_000N022_r0044b_lc3.fits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35_000N022_r0044b_lc3.fits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37_001N022_r0044b_lc3.fits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38_001N022_r0044b_lc3.fits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18_000N022_r0044b_lc3.fits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19_001N022_r0044b_lc3.fit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</text:p>
          </table:table-cell>
          <table:table-cell office:value-type="float" office:value="109.35" calcext:value-type="float">
            <text:p>109.35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0_000N022_r0044b_lc3.fits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2_001N022_r0044b_lc3.fits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N</text:p>
          </table:table-cell>
          <table:table-cell office:value-type="float" office:value="23.79" calcext:value-type="float">
            <text:p>23.7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3_000N022_r0044b_lc3.fit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N</text:p>
          </table:table-cell>
          <table:table-cell office:value-type="float" office:value="91.94" calcext:value-type="float">
            <text:p>91.94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7_000N022_r0044b_lc3.fit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0_000N022_r0044b_lc3.fits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1_000N022_r0044b_lc3.fits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No Background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2_000N022_r0044b_lc3.fit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3_000N022_r0044b_lc3.fits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4_000N022_r0044b_lc3.fits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5_001N022_r0044b_lc3.fits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6_000N022_r0044b_lc3.fi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7_000N022_r0044b_lc3.fits</text:p>
          </table:table-cell>
          <table:table-cell office:value-type="float" office:value="6411" calcext:value-type="float">
            <text:p>6411</text:p>
          </table:table-cell>
          <table:table-cell table:style-name="ce4" office:value-type="string" calcext:value-type="string">
            <text:p>Y</text:p>
          </table:table-cell>
          <table:table-cell office:value-type="float" office:value="19.98" calcext:value-type="float">
            <text:p>19.98</text:p>
          </table:table-cell>
          <table:table-cell table:style-name="ce4" office:value-type="string" calcext:value-type="string">
            <text:p>+ve</text:p>
          </table:table-cell>
          <table:table-cell table:style-name="ce5" office:value-type="string" calcext:value-type="string">
            <text:p>Non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8_000N022_r0044b_lc3.fits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N</text:p>
          </table:table-cell>
          <table:table-cell office:value-type="float" office:value="45.02" calcext:value-type="float">
            <text:p>45.02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0_000N022_r0044b_lc3.fits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No Background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2_000N022_r0044b_lc3.fits</text:p>
          </table:table-cell>
          <table:table-cell office:value-type="float" office:value="4563" calcext:value-type="float">
            <text:p>456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3_000N022_r0044b_lc3.fits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4_000N022_r0044b_lc3.fits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6_000N022_r0044b_lc3.fits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7_000N022_r0044b_lc3.fits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8_001N022_r0044b_lc3.fits</text:p>
          </table:table-cell>
          <table:table-cell office:value-type="float" office:value="6303" calcext:value-type="float">
            <text:p>630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9_000N022_r0044b_lc3.fits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90_000N022_r0044b_lc3.fits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0_000N022_r0044b_lc3.fits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4_000N022_r0044b_lc3.fits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6_001N022_r0044b_lc3.fits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62_000N022_r0044b_lc3.fits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63_000N022_r0044b_lc3.fits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20_000N022_r0044b_lc3.fits</text:p>
          </table:table-cell>
          <table:table-cell office:value-type="float" office:value="2049" calcext:value-type="float">
            <text:p>2049</text:p>
          </table:table-cell>
          <table:table-cell table:style-name="ce5" office:value-type="string" calcext:value-type="string">
            <text:p>significant amount Y significant 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41_001N022_r0044b_lc3.fits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44_000N022_r0044b_lc3.fits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416_000N022_r0044b_lc3.fits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417_000N022_r0044b_lc3.fit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N</text:p>
          </table:table-cell>
          <table:table-cell office:value-type="float" office:value="16.72" calcext:value-type="float">
            <text:p>16.72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35_000N022_r0044b_lc3.fits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42_000N022_r0044b_lc3.fits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46_000N022_r0044b_lc3.fits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No Background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56_001N022_r0044b_lc3.fits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9:17:37.687564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20:18:19.070493847</dc:date>
    <meta:editing-duration>PT3H39M23S</meta:editing-duration>
    <meta:editing-cycles>45</meta:editing-cycles>
    <meta:generator>LibreOffice/7.3.3.2$Linux_X86_64 LibreOffice_project/30$Build-2</meta:generator>
    <meta:document-statistic meta:table-count="1" meta:cell-count="474" meta:object-count="0"/>
  </office:meta>
</office:document-meta>
</file>